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0abc40" officeooo:paragraph-rsid="000abc40" style:font-size-asian="14pt" style:font-weight-asian="bold" style:font-size-complex="14pt" style:font-weight-complex="bold"/>
    </style:style>
    <style:style style:name="P2" style:family="paragraph" style:parent-style-name="Standard">
      <style:text-properties fo:font-size="14pt" fo:font-weight="bold" officeooo:rsid="000d2432" officeooo:paragraph-rsid="000d2432" style:font-size-asian="14pt" style:font-weight-asian="bold" style:font-size-complex="14pt" style:font-weight-complex="bold"/>
    </style:style>
    <style:style style:name="P3" style:family="paragraph" style:parent-style-name="Standard">
      <style:text-properties fo:font-size="12pt" fo:font-weight="normal" officeooo:rsid="000abc40" officeooo:paragraph-rsid="000abc40" style:font-size-asian="10.5pt" style:font-weight-asian="normal" style:font-size-complex="12pt" style:font-weight-complex="normal"/>
    </style:style>
    <style:style style:name="P4" style:family="paragraph" style:parent-style-name="Standard">
      <style:text-properties fo:font-size="12pt" fo:font-weight="normal" officeooo:rsid="000d2432" officeooo:paragraph-rsid="000d2432" style:font-size-asian="10.5pt" style:font-weight-asian="normal" style:font-size-complex="12pt" style:font-weight-complex="normal"/>
    </style:style>
    <style:style style:name="P5" style:family="paragraph" style:parent-style-name="Standard">
      <style:text-properties fo:font-size="12pt" fo:font-weight="normal" officeooo:rsid="000ee9e6" officeooo:paragraph-rsid="000ee9e6" style:font-size-asian="10.5pt" style:font-weight-asian="normal" style:font-size-complex="12pt" style:font-weight-complex="normal"/>
    </style:style>
    <style:style style:name="P6" style:family="paragraph" style:parent-style-name="Standard">
      <style:text-properties fo:font-size="12pt" fo:font-weight="normal" officeooo:rsid="0010807e" officeooo:paragraph-rsid="0010807e" style:font-size-asian="10.5pt" style:font-weight-asian="normal" style:font-size-complex="12pt" style:font-weight-complex="normal"/>
    </style:style>
    <style:style style:name="P7" style:family="paragraph" style:parent-style-name="Standard">
      <style:text-properties fo:font-size="12pt" fo:font-weight="normal" officeooo:rsid="001348f1" officeooo:paragraph-rsid="001348f1" style:font-size-asian="10.5pt" style:font-weight-asian="normal" style:font-size-complex="12pt" style:font-weight-complex="normal"/>
    </style:style>
    <style:style style:name="P8" style:family="paragraph" style:parent-style-name="Standard">
      <style:text-properties fo:font-size="12pt" fo:font-weight="normal" officeooo:rsid="0014db63" officeooo:paragraph-rsid="0014db63" style:font-size-asian="10.5pt" style:font-weight-asian="normal" style:font-size-complex="12pt" style:font-weight-complex="normal"/>
    </style:style>
    <style:style style:name="P9" style:family="paragraph" style:parent-style-name="Standard">
      <style:text-properties fo:font-size="12pt" fo:font-weight="normal" officeooo:rsid="0014db63" officeooo:paragraph-rsid="00150f0f" style:font-size-asian="10.5pt" style:font-weight-asian="normal" style:font-size-complex="12pt" style:font-weight-complex="normal"/>
    </style:style>
    <style:style style:name="P10" style:family="paragraph" style:parent-style-name="Standard">
      <style:text-properties fo:font-size="12pt" fo:font-weight="normal" officeooo:rsid="00150f0f" officeooo:paragraph-rsid="00150f0f" style:font-size-asian="10.5pt" style:font-weight-asian="normal" style:font-size-complex="12pt" style:font-weight-complex="normal"/>
    </style:style>
    <style:style style:name="P11" style:family="paragraph" style:parent-style-name="Standard">
      <style:text-properties fo:font-size="12pt" fo:font-weight="normal" officeooo:rsid="00184d91" officeooo:paragraph-rsid="00184d91" style:font-size-asian="10.5pt" style:font-weight-asian="normal" style:font-size-complex="12pt" style:font-weight-complex="normal"/>
    </style:style>
    <style:style style:name="P12" style:family="paragraph" style:parent-style-name="Standard">
      <style:text-properties fo:font-size="12pt" fo:font-weight="normal" officeooo:rsid="000c68aa" officeooo:paragraph-rsid="000c68aa" style:font-size-asian="10.5pt" style:font-weight-asian="normal" style:font-size-complex="12pt" style:font-weight-complex="normal"/>
    </style:style>
    <style:style style:name="P13" style:family="paragraph" style:parent-style-name="Standard">
      <style:text-properties fo:font-size="12pt" fo:font-weight="normal" officeooo:rsid="000d2432" officeooo:paragraph-rsid="00199eb1" style:font-size-asian="10.5pt" style:font-weight-asian="normal" style:font-size-complex="12pt" style:font-weight-complex="normal"/>
    </style:style>
    <style:style style:name="P14" style:family="paragraph" style:parent-style-name="Standard">
      <style:text-properties fo:font-size="12pt" fo:font-weight="normal" officeooo:rsid="001de742" officeooo:paragraph-rsid="001de742" style:font-size-asian="10.5pt" style:font-weight-asian="normal" style:font-size-complex="12pt" style:font-weight-complex="normal"/>
    </style:style>
    <style:style style:name="P15" style:family="paragraph" style:parent-style-name="Standard">
      <style:text-properties fo:font-size="12pt" fo:font-weight="normal" officeooo:rsid="001f0528" officeooo:paragraph-rsid="001f0528" style:font-size-asian="10.5pt" style:font-weight-asian="normal" style:font-size-complex="12pt" style:font-weight-complex="normal"/>
    </style:style>
    <style:style style:name="P16" style:family="paragraph" style:parent-style-name="Standard">
      <style:text-properties fo:font-size="12pt" fo:font-weight="normal" officeooo:rsid="00205c2a" officeooo:paragraph-rsid="00205c2a" style:font-size-asian="10.5pt" style:font-weight-asian="normal" style:font-size-complex="12pt" style:font-weight-complex="normal"/>
    </style:style>
    <style:style style:name="P17" style:family="paragraph" style:parent-style-name="Standard">
      <style:text-properties fo:font-size="12pt" fo:font-weight="normal" officeooo:rsid="002089d7" officeooo:paragraph-rsid="002089d7" style:font-size-asian="10.5pt" style:font-weight-asian="normal" style:font-size-complex="12pt" style:font-weight-complex="normal"/>
    </style:style>
    <style:style style:name="P18" style:family="paragraph" style:parent-style-name="Standard">
      <style:text-properties fo:font-size="12pt" fo:font-weight="normal" officeooo:rsid="0023cd8c" officeooo:paragraph-rsid="0023cd8c" style:font-size-asian="10.5pt" style:font-weight-asian="normal" style:font-size-complex="12pt" style:font-weight-complex="normal"/>
    </style:style>
    <style:style style:name="P19" style:family="paragraph" style:parent-style-name="Standard">
      <style:text-properties fo:font-size="12pt" fo:font-weight="normal" officeooo:rsid="0025cbec" officeooo:paragraph-rsid="0025cbec" style:font-size-asian="10.5pt" style:font-weight-asian="normal" style:font-size-complex="12pt" style:font-weight-complex="normal"/>
    </style:style>
    <style:style style:name="P20" style:family="paragraph" style:parent-style-name="Standard">
      <style:text-properties fo:font-size="14pt" fo:font-weight="bold" officeooo:rsid="00184d91" officeooo:paragraph-rsid="00184d91" style:font-size-asian="14pt" style:font-weight-asian="bold" style:font-size-complex="14pt" style:font-weight-complex="bold"/>
    </style:style>
    <style:style style:name="P21" style:family="paragraph" style:parent-style-name="Standard">
      <style:text-properties fo:font-size="14pt" fo:font-weight="bold" officeooo:rsid="0025cbec" officeooo:paragraph-rsid="0025cbec" style:font-size-asian="14pt" style:font-weight-asian="bold" style:font-size-complex="14pt" style:font-weight-complex="bold"/>
    </style:style>
    <style:style style:name="P22" style:family="paragraph" style:parent-style-name="Standard">
      <style:text-properties fo:font-size="14pt" fo:font-weight="bold" officeooo:rsid="001de742" officeooo:paragraph-rsid="001de742" style:font-size-asian="12.25pt" style:font-weight-asian="bold" style:font-size-complex="14pt" style:font-weight-complex="bold"/>
    </style:style>
    <style:style style:name="P23" style:family="paragraph" style:parent-style-name="Standard">
      <style:paragraph-properties fo:margin-left="0.499cm" fo:margin-right="0cm" fo:text-indent="0cm" style:auto-text-indent="false"/>
      <style:text-properties fo:font-size="12pt" fo:font-weight="normal" officeooo:rsid="00263914" officeooo:paragraph-rsid="00263914" style:font-size-asian="10.5pt" style:font-weight-asian="normal" style:font-size-complex="12pt" style:font-weight-complex="normal"/>
    </style:style>
    <style:style style:name="P24" style:family="paragraph" style:parent-style-name="Standard">
      <style:paragraph-properties fo:margin-left="0.499cm" fo:margin-right="0cm" fo:text-indent="0cm" style:auto-text-indent="false"/>
      <style:text-properties fo:font-size="12pt" fo:font-weight="normal" officeooo:rsid="0025cbec" officeooo:paragraph-rsid="0025cbec" style:font-size-asian="10.5pt" style:font-weight-asian="normal" style:font-size-complex="12pt" style:font-weight-complex="normal"/>
    </style:style>
    <style:style style:name="P25" style:family="paragraph" style:parent-style-name="Standard">
      <style:paragraph-properties fo:margin-left="0.6cm" fo:margin-right="0cm" fo:text-indent="0cm" style:auto-text-indent="false"/>
      <style:text-properties fo:font-size="12pt" fo:font-weight="bold" officeooo:rsid="00184d91" officeooo:paragraph-rsid="00184d91" style:font-size-asian="10.5pt" style:font-weight-asian="bold" style:font-size-complex="12pt" style:font-weight-complex="bold"/>
    </style:style>
    <style:style style:name="P26" style:family="paragraph" style:parent-style-name="Standard">
      <style:paragraph-properties fo:margin-left="0.6cm" fo:margin-right="0cm" fo:text-indent="0cm" style:auto-text-indent="false"/>
      <style:text-properties fo:font-size="12pt" fo:font-weight="bold" officeooo:rsid="002089d7" officeooo:paragraph-rsid="002089d7" style:font-size-asian="10.5pt" style:font-weight-asian="bold" style:font-size-complex="12pt" style:font-weight-complex="bold"/>
    </style:style>
    <style:style style:name="P27" style:family="paragraph" style:parent-style-name="Standard">
      <style:paragraph-properties fo:margin-left="0.6cm" fo:margin-right="0cm" fo:text-indent="0cm" style:auto-text-indent="false"/>
      <style:text-properties fo:font-size="12pt" fo:font-weight="bold" officeooo:rsid="00199eb1" officeooo:paragraph-rsid="00199eb1" style:font-size-asian="10.5pt" style:font-weight-asian="bold" style:font-size-complex="12pt" style:font-weight-complex="bold"/>
    </style:style>
    <style:style style:name="P28" style:family="paragraph" style:parent-style-name="Standard">
      <style:paragraph-properties fo:margin-left="0.6cm" fo:margin-right="0cm" fo:text-indent="0cm" style:auto-text-indent="false"/>
      <style:text-properties fo:font-size="12pt" fo:font-weight="bold" officeooo:rsid="001b230d" officeooo:paragraph-rsid="001b230d" style:font-size-asian="10.5pt" style:font-weight-asian="bold" style:font-size-complex="12pt" style:font-weight-complex="bold"/>
    </style:style>
    <style:style style:name="P29" style:family="paragraph" style:parent-style-name="Standard">
      <style:paragraph-properties fo:margin-left="0.6cm" fo:margin-right="0cm" fo:text-indent="0cm" style:auto-text-indent="false"/>
      <style:text-properties fo:font-size="12pt" fo:font-weight="bold" officeooo:rsid="001c70c0" officeooo:paragraph-rsid="001c70c0" style:font-size-asian="10.5pt" style:font-weight-asian="bold" style:font-size-complex="12pt" style:font-weight-complex="bold"/>
    </style:style>
    <style:style style:name="P30" style:family="paragraph" style:parent-style-name="Standard">
      <style:paragraph-properties fo:margin-left="0.6cm" fo:margin-right="0cm" fo:text-indent="0cm" style:auto-text-indent="false"/>
      <style:text-properties fo:font-size="12pt" fo:font-weight="bold" officeooo:rsid="001c70c0" officeooo:paragraph-rsid="00222b02" style:font-size-asian="10.5pt" style:font-weight-asian="bold" style:font-size-complex="12pt" style:font-weight-complex="bold"/>
    </style:style>
    <style:style style:name="P31" style:family="paragraph" style:parent-style-name="Standard">
      <style:paragraph-properties fo:margin-left="0.6cm" fo:margin-right="0cm" fo:text-indent="0cm" style:auto-text-indent="false"/>
      <style:text-properties fo:font-size="12pt" fo:font-weight="bold" officeooo:rsid="0023cd8c" officeooo:paragraph-rsid="0023cd8c" style:font-size-asian="10.5pt" style:font-weight-asian="bold" style:font-size-complex="12pt" style:font-weight-complex="bold"/>
    </style:style>
    <style:style style:name="P32" style:family="paragraph" style:parent-style-name="Standard">
      <style:paragraph-properties fo:margin-left="0.6cm" fo:margin-right="0cm" fo:text-indent="0cm" style:auto-text-indent="false"/>
      <style:text-properties fo:font-size="12pt" fo:font-weight="bold" officeooo:rsid="0025cbec" officeooo:paragraph-rsid="0025cbec" style:font-size-asian="10.5pt" style:font-weight-asian="bold" style:font-size-complex="12pt" style:font-weight-complex="bold"/>
    </style:style>
    <style:style style:name="P33" style:family="paragraph" style:parent-style-name="Standard">
      <style:paragraph-properties fo:margin-left="0.6cm" fo:margin-right="0cm" fo:text-indent="0cm" style:auto-text-indent="false"/>
      <style:text-properties fo:font-size="12pt" fo:font-weight="normal" officeooo:rsid="00184d91" officeooo:paragraph-rsid="00184d91" style:font-size-asian="10.5pt" style:font-weight-asian="normal" style:font-size-complex="12pt" style:font-weight-complex="normal"/>
    </style:style>
    <style:style style:name="P34" style:family="paragraph" style:parent-style-name="Standard">
      <style:paragraph-properties fo:margin-left="0.6cm" fo:margin-right="0cm" fo:text-indent="0cm" style:auto-text-indent="false"/>
      <style:text-properties fo:font-size="12pt" fo:font-weight="normal" officeooo:rsid="00184d91" officeooo:paragraph-rsid="001c70c0" style:font-size-asian="10.5pt" style:font-weight-asian="normal" style:font-size-complex="12pt" style:font-weight-complex="normal"/>
    </style:style>
    <style:style style:name="P35" style:family="paragraph" style:parent-style-name="Standard">
      <style:paragraph-properties fo:margin-left="0.6cm" fo:margin-right="0cm" fo:text-indent="0cm" style:auto-text-indent="false"/>
      <style:text-properties fo:font-size="12pt" fo:font-weight="normal" officeooo:rsid="002089d7" officeooo:paragraph-rsid="002089d7" style:font-size-asian="10.5pt" style:font-weight-asian="normal" style:font-size-complex="12pt" style:font-weight-complex="normal"/>
    </style:style>
    <style:style style:name="P36" style:family="paragraph" style:parent-style-name="Standard">
      <style:paragraph-properties fo:margin-left="0.6cm" fo:margin-right="0cm" fo:text-indent="0cm" style:auto-text-indent="false"/>
      <style:text-properties fo:font-size="12pt" fo:font-weight="normal" officeooo:rsid="00199eb1" officeooo:paragraph-rsid="001b230d" style:font-size-asian="10.5pt" style:font-weight-asian="normal" style:font-size-complex="12pt" style:font-weight-complex="normal"/>
    </style:style>
    <style:style style:name="P37" style:family="paragraph" style:parent-style-name="Standard">
      <style:paragraph-properties fo:margin-left="0.6cm" fo:margin-right="0cm" fo:text-indent="0cm" style:auto-text-indent="false"/>
      <style:text-properties fo:font-size="12pt" fo:font-weight="normal" officeooo:rsid="00199eb1" officeooo:paragraph-rsid="00199eb1" style:font-size-asian="10.5pt" style:font-weight-asian="normal" style:font-size-complex="12pt" style:font-weight-complex="normal"/>
    </style:style>
    <style:style style:name="P38" style:family="paragraph" style:parent-style-name="Standard">
      <style:paragraph-properties fo:margin-left="0.6cm" fo:margin-right="0cm" fo:text-indent="0cm" style:auto-text-indent="false"/>
      <style:text-properties fo:font-size="12pt" fo:font-weight="normal" officeooo:rsid="001b230d" officeooo:paragraph-rsid="001b230d" style:font-size-asian="10.5pt" style:font-weight-asian="normal" style:font-size-complex="12pt" style:font-weight-complex="normal"/>
    </style:style>
    <style:style style:name="P39" style:family="paragraph" style:parent-style-name="Standard">
      <style:paragraph-properties fo:margin-left="0.6cm" fo:margin-right="0cm" fo:text-indent="0cm" style:auto-text-indent="false"/>
      <style:text-properties fo:font-size="12pt" fo:font-weight="normal" officeooo:rsid="001b230d" officeooo:paragraph-rsid="001c70c0" style:font-size-asian="10.5pt" style:font-weight-asian="normal" style:font-size-complex="12pt" style:font-weight-complex="normal"/>
    </style:style>
    <style:style style:name="P40" style:family="paragraph" style:parent-style-name="Standard">
      <style:paragraph-properties fo:margin-left="0.6cm" fo:margin-right="0cm" fo:text-indent="0cm" style:auto-text-indent="false"/>
      <style:text-properties fo:font-size="12pt" fo:font-weight="normal" officeooo:rsid="00205c2a" officeooo:paragraph-rsid="00205c2a" style:font-size-asian="10.5pt" style:font-weight-asian="normal" style:font-size-complex="12pt" style:font-weight-complex="normal"/>
    </style:style>
    <style:style style:name="P41" style:family="paragraph" style:parent-style-name="Standard">
      <style:paragraph-properties fo:margin-left="0.6cm" fo:margin-right="0cm" fo:text-indent="0cm" style:auto-text-indent="false"/>
      <style:text-properties fo:font-size="12pt" fo:font-weight="normal" officeooo:rsid="001c70c0" officeooo:paragraph-rsid="001c70c0" style:font-size-asian="10.5pt" style:font-weight-asian="normal" style:font-size-complex="12pt" style:font-weight-complex="normal"/>
    </style:style>
    <style:style style:name="P42" style:family="paragraph" style:parent-style-name="Standard">
      <style:paragraph-properties fo:margin-left="0.6cm" fo:margin-right="0cm" fo:text-indent="0cm" style:auto-text-indent="false"/>
      <style:text-properties fo:font-size="12pt" fo:font-weight="normal" officeooo:rsid="00222b02" officeooo:paragraph-rsid="00222b02" style:font-size-asian="10.5pt" style:font-weight-asian="normal" style:font-size-complex="12pt" style:font-weight-complex="normal"/>
    </style:style>
    <style:style style:name="P43" style:family="paragraph" style:parent-style-name="Standard">
      <style:paragraph-properties fo:margin-left="0.6cm" fo:margin-right="0cm" fo:text-indent="0cm" style:auto-text-indent="false"/>
      <style:text-properties fo:font-size="12pt" fo:font-weight="normal" officeooo:rsid="00222b02" officeooo:paragraph-rsid="0023cd8c" style:font-size-asian="10.5pt" style:font-weight-asian="normal" style:font-size-complex="12pt" style:font-weight-complex="normal"/>
    </style:style>
    <style:style style:name="P44" style:family="paragraph" style:parent-style-name="Standard">
      <style:paragraph-properties fo:margin-left="0.6cm" fo:margin-right="0cm" fo:text-indent="0cm" style:auto-text-indent="false"/>
      <style:text-properties fo:font-size="12pt" fo:font-weight="normal" officeooo:rsid="0025cbec" officeooo:paragraph-rsid="0025cbec" style:font-size-asian="10.5pt" style:font-weight-asian="normal" style:font-size-complex="12pt" style:font-weight-complex="normal"/>
    </style:style>
    <style:style style:name="P45" style:family="paragraph" style:parent-style-name="Standard">
      <style:paragraph-properties fo:margin-left="0.6cm" fo:margin-right="0cm" fo:text-indent="0cm" style:auto-text-indent="false"/>
      <style:text-properties fo:font-size="12pt" fo:font-weight="normal" officeooo:rsid="0023cd8c" officeooo:paragraph-rsid="0023cd8c" style:font-size-asian="10.5pt" style:font-weight-asian="normal" style:font-size-complex="12pt" style:font-weight-complex="normal"/>
    </style:style>
    <style:style style:name="T1" style:family="text">
      <style:text-properties officeooo:rsid="001348f1"/>
    </style:style>
    <style:style style:name="T2" style:family="text">
      <style:text-properties officeooo:rsid="0014db63"/>
    </style:style>
    <style:style style:name="T3" style:family="text">
      <style:text-properties officeooo:rsid="00150f0f"/>
    </style:style>
    <style:style style:name="T4" style:family="text">
      <style:text-properties style:text-underline-style="none"/>
    </style:style>
    <style:style style:name="T5" style:family="text">
      <style:text-properties officeooo:rsid="00184d91"/>
    </style:style>
    <style:style style:name="T6" style:family="text">
      <style:text-properties officeooo:rsid="00199eb1"/>
    </style:style>
    <style:style style:name="T7" style:family="text">
      <style:text-properties officeooo:rsid="001b230d"/>
    </style:style>
    <style:style style:name="T8" style:family="text">
      <style:text-properties officeooo:rsid="001c70c0"/>
    </style:style>
    <style:style style:name="T9" style:family="text">
      <style:text-properties officeooo:rsid="00205c2a"/>
    </style:style>
    <style:style style:name="T10" style:family="text">
      <style:text-properties officeooo:rsid="002089d7"/>
    </style:style>
    <style:style style:name="T11" style:family="text">
      <style:text-properties officeooo:rsid="00222b02"/>
    </style:style>
    <style:style style:name="T12" style:family="text">
      <style:text-properties officeooo:rsid="0025cbec"/>
    </style:style>
    <style:style style:name="T13" style:family="text">
      <style:text-properties fo:font-weight="bold" style:font-weight-asian="bold" style:font-weight-complex="bold"/>
    </style:style>
    <style:style style:name="T14" style:family="text">
      <style:text-properties fo:font-weight="bold" officeooo:rsid="0023cd8c"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BD</text:p>
      <text:p text:style-name="P13"><text:span text:style-name="T1">-</text:span>users (<text:span text:style-name="T9">email, </text:span>uname, passwd<text:span text:style-name="T6">, status, sessiontoken</text:span>)</text:p>
      <text:p text:style-name="P5"><text:span text:style-name="T1">-</text:span>admins extends users (<text:span text:style-name="T1">)</text:span></text:p>
      <text:p text:style-name="P6"><text:span text:style-name="T1">-</text:span>players extends users (rankpoints<text:span text:style-name="T3">, money)</text:span></text:p>
      <text:p text:style-name="P7">-items (id, <text:span text:style-name="T3">class</text:span>, value, description, prize)</text:p>
      <text:p text:style-name="P7">-types(id, name, description)</text:p>
      <text:p text:style-name="P7">-typerelation(type<text:span text:style-name="T2">atk</text:span>, type<text:span text:style-name="T2">def, relationtype</text:span>)</text:p>
      <text:p text:style-name="P7">-skills(<text:span text:style-name="T2">id, name, class, cost, damage, type)</text:span></text:p>
      <text:p text:style-name="P7">-characters(id<text:span text:style-name="T2">,</text:span> name, hp, mana, atk, def, spatk, spdef, speed, skill1, skill2, passive, ultimate, type1, type2<text:span text:style-name="T2">)</text:span></text:p>
      <text:p text:style-name="P8">-teams(id, uname, teamname, char1, char2, char3, char4, item1, item2, item3, item4)</text:p>
      <text:p text:style-name="P8">-rooms(id,<text:span text:style-name="T9"> type, name, passwd,</text:span> player1, player2, status, player1status, player2status, player1team, player2team<text:span text:style-name="T7">, turn</text:span>)</text:p>
      <text:p text:style-name="P10">-characterbattlehistory(id, <text:span text:style-name="T7">turn, </text:span>room, player, <text:span text:style-name="T5">character, </text:span>currhp, currmana, curratk, currdef, currespatk, currespdef, currspeed)</text:p>
      <text:p text:style-name="P9">-battlehistory(<text:span text:style-name="T3">id, turn, </text:span>room, <text:span text:style-name="T3">player1char, player2char, </text:span>player1move, player2move<text:span text:style-name="T3">)</text:span></text:p>
      <text:p text:style-name="P11"><text:span text:style-name="T4">-shop(item, discount)</text:span></text:p>
      <text:p text:style-name="P11"><text:span text:style-name="T4">-inventory(id, player, item, quantity)</text:span></text:p>
      <text:p text:style-name="P7"/>
      <text:p text:style-name="P4"/>
      <text:p text:style-name="P20">Servicios</text:p>
      <text:p text:style-name="P23">Servicios hechos en php a los que se llamará desde las páginas de administración o de jugador para recibir, eliminar o borrar datos. Todos estarán controlados por un sessiontoken que se generará al hacer login. Cuando se cierra sesión o se elimina el sessiontoken. Si se inicia sesión teniendo una sesión iniciada se sobreescribirá el token, por lo que no se puede acceder al mismo tiempo desde diferentes dispositivos.</text:p>
      <text:p text:style-name="P23"/>
      <text:p text:style-name="P24">Listado de servicios con posibles entradas y salidas:</text:p>
      <text:p text:style-name="P24"/>
      <text:p text:style-name="P25">-login</text:p>
      <text:p text:style-name="P33"><text:tab/>-Entrada: uname, passwd</text:p>
      <text:p text:style-name="P33"><text:tab/>-Salida: sessiontoken</text:p>
      <text:p text:style-name="P33"/>
      <text:p text:style-name="P26">-logout</text:p>
      <text:p text:style-name="P35"><text:tab/>-Entrada: uname, sessiontoken</text:p>
      <text:p text:style-name="P35"><text:tab/>-Salida: *</text:p>
      <text:p text:style-name="P35"/>
      <text:p text:style-name="P25">-getTeams</text:p>
      <text:p text:style-name="P34"><text:tab/>-Entrada: <text:span text:style-name="T8">player</text:span>, sessiontoken</text:p>
      <text:p text:style-name="P33"><text:tab/>-Salida: teams<text:span text:style-name="T7">[]</text:span></text:p>
      <text:p text:style-name="P33"/>
      <text:p text:style-name="P27">-getItems</text:p>
      <text:p text:style-name="P36"><text:tab/>-Entrada:<text:span text:style-name="T7"> sessiontoken</text:span></text:p>
      <text:p text:style-name="P37"><text:tab/>-Salida: items<text:span text:style-name="T7">[]</text:span></text:p>
      <text:p text:style-name="P37"/>
      <text:p text:style-name="P28">-getCharacters</text:p>
      <text:p text:style-name="P38"><text:tab/>-Entrada: sessiontoken</text:p>
      <text:p text:style-name="P38"><text:tab/>-Salida: characters[]</text:p>
      <text:p text:style-name="P38"/>
      <text:p text:style-name="P38"/>
      <text:p text:style-name="P38"/>
      <text:p text:style-name="P28"><text:soft-page-break/>-getShop</text:p>
      <text:p text:style-name="P38"><text:tab/>-Entrada: sessiontoken</text:p>
      <text:p text:style-name="P38"><text:tab/>-Salida: shop[]</text:p>
      <text:p text:style-name="P38"/>
      <text:p text:style-name="P28">-getOpenRooms</text:p>
      <text:p text:style-name="P38"><text:tab/>-Entrada: sessiontoken</text:p>
      <text:p text:style-name="P38"><text:tab/>-Salida: rooms[]</text:p>
      <text:p text:style-name="P38"/>
      <text:p text:style-name="P40"><text:span text:style-name="T13">-getOpenRoomByName</text:span></text:p>
      <text:p text:style-name="P40"><text:tab/>-Entrada: roomname, sessiontoken</text:p>
      <text:p text:style-name="P40"><text:tab/>-Salida: rooms[]</text:p>
      <text:p text:style-name="P40"/>
      <text:p text:style-name="P28">-getHistory</text:p>
      <text:p text:style-name="P39"><text:tab/>-Entrada: <text:span text:style-name="T8">player</text:span>, sessiontoken</text:p>
      <text:p text:style-name="P38"><text:tab/>-Salida: rooms[]</text:p>
      <text:p text:style-name="P38"/>
      <text:p text:style-name="P28">-getBattleHistory</text:p>
      <text:p text:style-name="P39"><text:tab/>-Entrada: <text:span text:style-name="T8">player</text:span>, room, sessiontoken</text:p>
      <text:p text:style-name="P38"><text:tab/>-Salida: battlehistory[]</text:p>
      <text:p text:style-name="P38"/>
      <text:p text:style-name="P28">-getCharacterBattleHistory</text:p>
      <text:p text:style-name="P38"><text:tab/>-Entrada: <text:span text:style-name="T8">player</text:span>, character, room, sessiontoken</text:p>
      <text:p text:style-name="P38"><text:tab/>-Salida: characterbattlehistory[]</text:p>
      <text:p text:style-name="P38"/>
      <text:p text:style-name="P28"><text:span text:style-name="T8">-</text:span>getBattleAction</text:p>
      <text:p text:style-name="P38"><text:tab/>-Entrada: room, turn, sessiontoken</text:p>
      <text:p text:style-name="P38"><text:tab/>-Salida: battlehistory</text:p>
      <text:p text:style-name="P38"/>
      <text:p text:style-name="P29">-getCharacterStatus</text:p>
      <text:p text:style-name="P41"><text:tab/>-Entrada: player, room, turn, character, sessiontoken</text:p>
      <text:p text:style-name="P41"><text:tab/>-Salida: characterbattlehistory</text:p>
      <text:p text:style-name="P41"/>
      <text:p text:style-name="P29">-<text:span text:style-name="T11">getCharacterImage</text:span></text:p>
      <text:p text:style-name="P42"><text:tab/>-Entrada: character, sessiontoken</text:p>
      <text:p text:style-name="P42"><text:tab/>-Salida: png</text:p>
      <text:p text:style-name="P42"/>
      <text:p text:style-name="P30">-<text:span text:style-name="T11">getItemImage</text:span></text:p>
      <text:p text:style-name="P42"><text:tab/>-Entrada: item, sessiontoke<text:span text:style-name="T12">n</text:span></text:p>
      <text:p text:style-name="P43"><text:tab/>-Salida: png</text:p>
      <text:p text:style-name="P43"/>
      <text:p text:style-name="P31">-newCharacter</text:p>
      <text:p text:style-name="P44"><text:tab/>-Entrada: character data, sessiontoken</text:p>
      <text:p text:style-name="P44"><text:tab/>-Salida: result</text:p>
      <text:p text:style-name="P44"/>
      <text:p text:style-name="P31">-newItem</text:p>
      <text:p text:style-name="P44"><text:tab/>-Entrada: item data, sessiontoken</text:p>
      <text:p text:style-name="P44"><text:tab/>-Salida: result</text:p>
      <text:p text:style-name="P44"/>
      <text:p text:style-name="P45">-<text:span text:style-name="T13">newSkill</text:span></text:p>
      <text:p text:style-name="P44"><text:tab/>-Entrada: skill data, sessiontoken</text:p>
      <text:p text:style-name="P44"><text:tab/>-Salida: result</text:p>
      <text:p text:style-name="P44"/>
      <text:p text:style-name="P43"><text:soft-page-break/><text:span text:style-name="T14">-newRoom</text:span></text:p>
      <text:p text:style-name="P44"><text:tab/>-Entrada: room data, sessiontoken</text:p>
      <text:p text:style-name="P44"><text:tab/>-Salida: result</text:p>
      <text:p text:style-name="P44"/>
      <text:p text:style-name="P31">-newBattleAction</text:p>
      <text:p text:style-name="P44"><text:tab/>-Entrada:</text:p>
      <text:p text:style-name="P44"><text:tab/>-Salida: result</text:p>
      <text:p text:style-name="P44"/>
      <text:p text:style-name="P32">-newTeam</text:p>
      <text:p text:style-name="P44"><text:tab/>-Entrada: team data, sessiontoken</text:p>
      <text:p text:style-name="P44"><text:tab/>-Salida: result</text:p>
      <text:p text:style-name="P44"/>
      <text:p text:style-name="P31">-updateShop</text:p>
      <text:p text:style-name="P44"><text:tab/>-Entrada: shop data, sessiontoken</text:p>
      <text:p text:style-name="P44"><text:tab/>-Salida: result</text:p>
      <text:p text:style-name="P44"/>
      <text:p text:style-name="P31">-updateRoomStatus</text:p>
      <text:p text:style-name="P44"><text:tab/>-Entrada: room data, sessiontoken</text:p>
      <text:p text:style-name="P44"><text:tab/>-Salida: result</text:p>
      <text:p text:style-name="P44"/>
      <text:p text:style-name="P32">-updateTeam</text:p>
      <text:p text:style-name="P44"><text:tab/>-Entrada: team data, sessiontoken</text:p>
      <text:p text:style-name="P44"><text:tab/>-Salida: result</text:p>
      <text:p text:style-name="P44"/>
      <text:p text:style-name="P31">-joinRoom</text:p>
      <text:p text:style-name="P44"><text:tab/>-Entrada: player, room, sessiontoken</text:p>
      <text:p text:style-name="P44"><text:tab/>-Salida: result</text:p>
      <text:p text:style-name="P44"/>
      <text:p text:style-name="P32">-deleteCharacter</text:p>
      <text:p text:style-name="P44"><text:tab/>-Entrada: character, sessiontoken</text:p>
      <text:p text:style-name="P44"><text:tab/>-Salida: result</text:p>
      <text:p text:style-name="P44"/>
      <text:p text:style-name="P32">-deleteItem</text:p>
      <text:p text:style-name="P44"><text:tab/>-Entrada: item, sessiontoken</text:p>
      <text:p text:style-name="P44"><text:tab/>-Salida: result</text:p>
      <text:p text:style-name="P44"/>
      <text:p text:style-name="P32">-deleteSkill</text:p>
      <text:p text:style-name="P44"><text:tab/>-Entrada: skill, sessiontoken</text:p>
      <text:p text:style-name="P44"><text:tab/>-Salida: result</text:p>
      <text:p text:style-name="P44"/>
      <text:p text:style-name="P32">-deleteTeam</text:p>
      <text:p text:style-name="P44"><text:tab/>-Entrada: player, team, sessiontoken</text:p>
      <text:p text:style-name="P44"><text:tab/>-Salida: result</text:p>
      <text:p text:style-name="P44"/>
      <text:p text:style-name="P19">(seguramente me faltan algunos que no he pensado en este momento)</text:p>
      <text:p text:style-name="P18"/>
      <text:p text:style-name="P19"/>
      <text:p text:style-name="P21">Funcionalidades del front</text:p>
      <text:p text:style-name="P23">Tanto las páginas de administración como las de la aplicación estarán hechos utilizando angular. La página de administración será hecha normal y la aplicación seguramente con ionic. Se gestionarán los datos utilizando Akita, un gestor de estados similar a NgR pero más sencillo.</text:p>
      <text:p text:style-name="P23"/>
      <text:p text:style-name="P1"><text:soft-page-break/>Admin</text:p>
      <text:p text:style-name="P3">-Insertar<text:span text:style-name="T5">/eliminar</text:span> habilidades </text:p>
      <text:p text:style-name="P3">-Insertar<text:span text:style-name="T5">/eliminar</text:span> personajes</text:p>
      <text:p text:style-name="P12">-Insertar<text:span text:style-name="T5">/eliminar</text:span> objeto</text:p>
      <text:p text:style-name="P11">-Finalizar salas (cambiar el campo status a stopped)</text:p>
      <text:p text:style-name="P11">-Cambiar la tienda</text:p>
      <text:p text:style-name="P11"/>
      <text:p text:style-name="P22">Usuarios</text:p>
      <text:p text:style-name="P15">-Crear salas y dejarlas en espera hasta que otro usuario entre</text:p>
      <text:p text:style-name="P14">-Listar todas las salas<text:span text:style-name="T9"> (pestañas pública y privada)</text:span> con <text:span text:style-name="T9">un </text:span>estado<text:span text:style-name="T9"> específico y permitir unirse a ellas, además de un filtro por nombre de sala, una vez ya están los dos jugadores dentro se carga la página de selección de equipo, donde se escoge que equipo se usara para ese combate</text:span></text:p>
      <text:p text:style-name="P14">-Listar todos los equipos en la página de equipos, además de crear equipos ilimitados de 4 personajes con un máximo de un item equipado con cada personaje</text:p>
      <text:p text:style-name="P14">-<text:span text:style-name="T9">Mostrar la tienda. Se pueden comprar objetos de forma ilimitada.</text:span></text:p>
      <text:p text:style-name="P16">-Mostrar el perfil del jugador, donde estará un resumen con su información<text:span text:style-name="T10">, además de su inventario y su historial de partidas</text:span></text:p>
      <text:p text:style-name="P17">-En el historial de partidas se mostrarán las partidas con un resumen que muestra quienes son los jugadores enfrentados y el resultado. Si se selecciona una partida se verá un resumen de toda la bata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7:32:53.380000000</meta:creation-date>
    <dc:date>2020-04-17T16:36:38.368000000</dc:date>
    <meta:editing-duration>PT3H52M42S</meta:editing-duration>
    <meta:editing-cycles>8</meta:editing-cycles>
    <meta:generator>LibreOffice/6.1.2.1$Windows_X86_64 LibreOffice_project/65905a128db06ba48db947242809d14d3f9a93fe</meta:generator>
    <meta:document-statistic meta:table-count="0" meta:image-count="0" meta:object-count="0" meta:page-count="4" meta:paragraph-count="121" meta:word-count="591" meta:character-count="4590" meta:non-whitespace-character-count="4061"/>
  </office:meta>
</office:document-meta>
</file>